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7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2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CD-FLOW</text:p>
          </table:table-cell>
          <table:covered-table-cell table:number-columns-repeated="7" table:style-name="ce5"/>
          <table:table-cell table:number-columns-repeated="2"/>
          <table:table-cell table:style-name="ce5" table:number-columns-repeated="3"/>
        </table:table-row>
        <table:table-row table:style-name="ro1">
          <table:table-cell table:style-name="Default"/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Specificity</text:p>
          </table:table-cell>
          <table:table-cell table:style-name="ce5" office:value-type="string" calcext:value-type="string">
            <text:p>FPR</text:p>
          </table:table-cell>
          <table:table-cell table:style-name="ce5" office:value-type="string" calcext:value-type="string">
            <text:p>FNR</text:p>
          </table:table-cell>
          <table:table-cell table:style-name="ce5" office:value-type="string" calcext:value-type="string">
            <text:p>PWC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Fmeasure</text:p>
          </table:table-cell>
          <table:table-cell table:number-columns-repeated="2"/>
          <table:table-cell table:style-name="ce5" table:number-columns-repeated="3"/>
        </table:table-row>
        <table:table-row table:style-name="ro1">
          <table:table-cell table:style-name="ce2" office:value-type="string" calcext:value-type="string">
            <text:p>mcdFlowMask-continuous</text:p>
          </table:table-cell>
          <table:table-cell office:value-type="float" office:value="0.40123751" calcext:value-type="float">
            <text:p>0.40123751</text:p>
          </table:table-cell>
          <table:table-cell office:value-type="float" office:value="0.99925525" calcext:value-type="float">
            <text:p>0.99925525</text:p>
          </table:table-cell>
          <table:table-cell office:value-type="float" office:value="0.00074475" calcext:value-type="float">
            <text:p>0.00074475</text:p>
          </table:table-cell>
          <table:table-cell office:value-type="float" office:value="0.59876249" calcext:value-type="float">
            <text:p>0.59876249</text:p>
          </table:table-cell>
          <table:table-cell office:value-type="float" office:value="0.44955028" calcext:value-type="float">
            <text:p>0.44955028</text:p>
          </table:table-cell>
          <table:table-cell office:value-type="float" office:value="0.77274727" calcext:value-type="float">
            <text:p>0.77274727</text:p>
          </table:table-cell>
          <table:table-cell office:value-type="float" office:value="0.52820989" calcext:value-type="float">
            <text:p>0.52820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FlowMask-intermittentPan</text:p>
          </table:table-cell>
          <table:table-cell office:value-type="float" office:value="0.41218566" calcext:value-type="float">
            <text:p>0.41218566</text:p>
          </table:table-cell>
          <table:table-cell office:value-type="float" office:value="0.99957986" calcext:value-type="float">
            <text:p>0.99957986</text:p>
          </table:table-cell>
          <table:table-cell office:value-type="float" office:value="0.00042014" calcext:value-type="float">
            <text:p>0.00042014</text:p>
          </table:table-cell>
          <table:table-cell office:value-type="float" office:value="0.58781434" calcext:value-type="float">
            <text:p>0.58781434</text:p>
          </table:table-cell>
          <table:table-cell office:value-type="float" office:value="0.87138461" calcext:value-type="float">
            <text:p>0.87138461</text:p>
          </table:table-cell>
          <table:table-cell office:value-type="float" office:value="0.93355789" calcext:value-type="float">
            <text:p>0.93355789</text:p>
          </table:table-cell>
          <table:table-cell office:value-type="float" office:value="0.57187593" calcext:value-type="float">
            <text:p>0.57187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FlowMask-twoPosition</text:p>
          </table:table-cell>
          <table:table-cell office:value-type="float" office:value="0.8980029" calcext:value-type="float">
            <text:p>0.8980029</text:p>
          </table:table-cell>
          <table:table-cell office:value-type="float" office:value="0.9900285" calcext:value-type="float">
            <text:p>0.9900285</text:p>
          </table:table-cell>
          <table:table-cell office:value-type="float" office:value="0.0099715" calcext:value-type="float">
            <text:p>0.0099715</text:p>
          </table:table-cell>
          <table:table-cell office:value-type="float" office:value="0.1019971" calcext:value-type="float">
            <text:p>0.1019971</text:p>
          </table:table-cell>
          <table:table-cell office:value-type="float" office:value="1.1368145" calcext:value-type="float">
            <text:p>1.1368145</text:p>
          </table:table-cell>
          <table:table-cell office:value-type="float" office:value="0.5812114" calcext:value-type="float">
            <text:p>0.5812114</text:p>
          </table:table-cell>
          <table:table-cell office:value-type="float" office:value="0.7056848" calcext:value-type="float">
            <text:p>0.7056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FlowMask-Zoom</text:p>
          </table:table-cell>
          <table:table-cell office:value-type="float" office:value="0.317720346" calcext:value-type="float">
            <text:p>0.317720346</text:p>
          </table:table-cell>
          <table:table-cell office:value-type="float" office:value="0.999940444" calcext:value-type="float">
            <text:p>0.999940444</text:p>
          </table:table-cell>
          <table:table-cell office:value-type="float" office:value="0.000059556" calcext:value-type="float">
            <text:p>5.9556E-05</text:p>
          </table:table-cell>
          <table:table-cell office:value-type="float" office:value="0.682279654" calcext:value-type="float">
            <text:p>0.682279654</text:p>
          </table:table-cell>
          <table:table-cell office:value-type="float" office:value="0.149680039" calcext:value-type="float">
            <text:p>0.149680039</text:p>
          </table:table-cell>
          <table:table-cell office:value-type="float" office:value="0.918452245" calcext:value-type="float">
            <text:p>0.918452245</text:p>
          </table:table-cell>
          <table:table-cell office:value-type="float" office:value="0.472120103" calcext:value-type="float">
            <text:p>0.47212010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6])" office:value-type="float" office:value="0.507286604" calcext:value-type="float">
            <text:p>0.507286604</text:p>
          </table:table-cell>
          <table:table-cell table:formula="of:=AVERAGE([.C3:.C6])" office:value-type="float" office:value="0.9972010135" calcext:value-type="float">
            <text:p>0.9972010135</text:p>
          </table:table-cell>
          <table:table-cell table:formula="of:=AVERAGE([.D3:.D6])" office:value-type="float" office:value="0.0027989865" calcext:value-type="float">
            <text:p>0.0027989865</text:p>
          </table:table-cell>
          <table:table-cell table:formula="of:=AVERAGE([.E3:.E6])" office:value-type="float" office:value="0.492713396" calcext:value-type="float">
            <text:p>0.492713396</text:p>
          </table:table-cell>
          <table:table-cell table:formula="of:=AVERAGE([.F3:.F6])" office:value-type="float" office:value="0.65185735725" calcext:value-type="float">
            <text:p>0.65185735725</text:p>
          </table:table-cell>
          <table:table-cell table:formula="of:=AVERAGE([.G3:.G6])" office:value-type="float" office:value="0.80149220125" calcext:value-type="float">
            <text:p>0.80149220125</text:p>
          </table:table-cell>
          <table:table-cell table:formula="of:=AVERAGE([.H3:.H6])" office:value-type="float" office:value="0.56947268075" calcext:value-type="float">
            <text:p>0.5694726807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8" table:number-rows-spanned="1">
            <text:p>MCD</text:p>
          </table:table-cell>
          <table:covered-table-cell table:number-columns-repeated="7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Specificity</text:p>
          </table:table-cell>
          <table:table-cell table:style-name="ce5" office:value-type="string" calcext:value-type="string">
            <text:p>FPR</text:p>
          </table:table-cell>
          <table:table-cell table:style-name="ce5" office:value-type="string" calcext:value-type="string">
            <text:p>FNR</text:p>
          </table:table-cell>
          <table:table-cell table:style-name="ce5" office:value-type="string" calcext:value-type="string">
            <text:p>PWC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Fmeasur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office:value-type="float" office:value="0.605213" calcext:value-type="float">
            <text:p>0.605213</text:p>
          </table:table-cell>
          <table:table-cell office:value-type="float" office:value="0.986462" calcext:value-type="float">
            <text:p>0.986462</text:p>
          </table:table-cell>
          <table:table-cell office:value-type="float" office:value="0.013538" calcext:value-type="float">
            <text:p>0.013538</text:p>
          </table:table-cell>
          <table:table-cell office:value-type="float" office:value="0.394787" calcext:value-type="float">
            <text:p>0.394787</text:p>
          </table:table-cell>
          <table:table-cell office:value-type="float" office:value="1.592907" calcext:value-type="float">
            <text:p>1.592907</text:p>
          </table:table-cell>
          <table:table-cell office:value-type="float" office:value="0.220066" calcext:value-type="float">
            <text:p>0.220066</text:p>
          </table:table-cell>
          <table:table-cell office:value-type="float" office:value="0.322768" calcext:value-type="float">
            <text:p>0.322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intermittentPan</text:p>
          </table:table-cell>
          <table:table-cell office:value-type="float" office:value="0.196606" calcext:value-type="float">
            <text:p>0.196606</text:p>
          </table:table-cell>
          <table:table-cell office:value-type="float" office:value="0.9976797" calcext:value-type="float">
            <text:p>0.9976797</text:p>
          </table:table-cell>
          <table:table-cell office:value-type="float" office:value="0.0023203" calcext:value-type="float">
            <text:p>0.0023203</text:p>
          </table:table-cell>
          <table:table-cell office:value-type="float" office:value="0.803394" calcext:value-type="float">
            <text:p>0.803394</text:p>
          </table:table-cell>
          <table:table-cell office:value-type="float" office:value="1.36311" calcext:value-type="float">
            <text:p>1.36311</text:p>
          </table:table-cell>
          <table:table-cell office:value-type="float" office:value="0.5482266" calcext:value-type="float">
            <text:p>0.5482266</text:p>
          </table:table-cell>
          <table:table-cell office:value-type="float" office:value="0.2894198" calcext:value-type="float">
            <text:p>0.2894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twoPosition</text:p>
          </table:table-cell>
          <table:table-cell office:value-type="float" office:value="0.7156292" calcext:value-type="float">
            <text:p>0.7156292</text:p>
          </table:table-cell>
          <table:table-cell office:value-type="float" office:value="0.9923884" calcext:value-type="float">
            <text:p>0.9923884</text:p>
          </table:table-cell>
          <table:table-cell office:value-type="float" office:value="0.0076116" calcext:value-type="float">
            <text:p>0.0076116</text:p>
          </table:table-cell>
          <table:table-cell office:value-type="float" office:value="0.2843708" calcext:value-type="float">
            <text:p>0.2843708</text:p>
          </table:table-cell>
          <table:table-cell office:value-type="float" office:value="1.1811891" calcext:value-type="float">
            <text:p>1.1811891</text:p>
          </table:table-cell>
          <table:table-cell office:value-type="float" office:value="0.5916516" calcext:value-type="float">
            <text:p>0.5916516</text:p>
          </table:table-cell>
          <table:table-cell office:value-type="float" office:value="0.6477616" calcext:value-type="float">
            <text:p>0.6477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Zoom</text:p>
          </table:table-cell>
          <table:table-cell office:value-type="float" office:value="0.317700633" calcext:value-type="float">
            <text:p>0.317700633</text:p>
          </table:table-cell>
          <table:table-cell office:value-type="float" office:value="0.999940444" calcext:value-type="float">
            <text:p>0.999940444</text:p>
          </table:table-cell>
          <table:table-cell office:value-type="float" office:value="0.000059556" calcext:value-type="float">
            <text:p>5.9556E-05</text:p>
          </table:table-cell>
          <table:table-cell office:value-type="float" office:value="0.682299367" calcext:value-type="float">
            <text:p>0.682299367</text:p>
          </table:table-cell>
          <table:table-cell office:value-type="float" office:value="0.149684192" calcext:value-type="float">
            <text:p>0.149684192</text:p>
          </table:table-cell>
          <table:table-cell office:value-type="float" office:value="0.918447598" calcext:value-type="float">
            <text:p>0.918447598</text:p>
          </table:table-cell>
          <table:table-cell office:value-type="float" office:value="0.472097724" calcext:value-type="float">
            <text:p>0.47209772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:.B15])" office:value-type="float" office:value="0.45878720825" calcext:value-type="float">
            <text:p>0.45878720825</text:p>
          </table:table-cell>
          <table:table-cell table:formula="of:=AVERAGE([.C12:.C15])" office:value-type="float" office:value="0.994117636" calcext:value-type="float">
            <text:p>0.994117636</text:p>
          </table:table-cell>
          <table:table-cell table:formula="of:=AVERAGE([.D12:.D15])" office:value-type="float" office:value="0.005882364" calcext:value-type="float">
            <text:p>0.005882364</text:p>
          </table:table-cell>
          <table:table-cell table:formula="of:=AVERAGE([.E12:.E15])" office:value-type="float" office:value="0.54121279175" calcext:value-type="float">
            <text:p>0.54121279175</text:p>
          </table:table-cell>
          <table:table-cell table:formula="of:=AVERAGE([.F12:.F15])" office:value-type="float" office:value="1.071722573" calcext:value-type="float">
            <text:p>1.071722573</text:p>
          </table:table-cell>
          <table:table-cell table:formula="of:=AVERAGE([.G12:.G15])" office:value-type="float" office:value="0.5695979495" calcext:value-type="float">
            <text:p>0.5695979495</text:p>
          </table:table-cell>
          <table:table-cell table:formula="of:=AVERAGE([.H12:.H15])" office:value-type="float" office:value="0.433011781" calcext:value-type="float">
            <text:p>0.43301178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8" table:number-rows-spanned="1">
            <text:p>MCD-FLOW-EXPERıMENT-2</text:p>
          </table:table-cell>
          <table:covered-table-cell table:number-columns-repeated="7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Specificity</text:p>
          </table:table-cell>
          <table:table-cell table:style-name="ce5" office:value-type="string" calcext:value-type="string">
            <text:p>FPR</text:p>
          </table:table-cell>
          <table:table-cell table:style-name="ce5" office:value-type="string" calcext:value-type="string">
            <text:p>FNR</text:p>
          </table:table-cell>
          <table:table-cell table:style-name="ce5" office:value-type="string" calcext:value-type="string">
            <text:p>PWC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Fmeasur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office:value-type="float" office:value="0.27737" calcext:value-type="float">
            <text:p>0.27737</text:p>
          </table:table-cell>
          <table:table-cell office:value-type="float" office:value="0.99938" calcext:value-type="float">
            <text:p>0.9993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5151" calcext:value-type="float">
            <text:p>0.5151</text:p>
          </table:table-cell>
          <table:table-cell office:value-type="float" office:value="0.73764" calcext:value-type="float">
            <text:p>0.73764</text:p>
          </table:table-cell>
          <table:table-cell office:value-type="float" office:value="0.40315" calcext:value-type="float">
            <text:p>0.403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intermittentPan</text:p>
          </table:table-cell>
          <table:table-cell office:value-type="float" office:value="0.39255" calcext:value-type="float">
            <text:p>0.39255</text:p>
          </table:table-cell>
          <table:table-cell office:value-type="float" office:value="0.99921" calcext:value-type="float">
            <text:p>0.99921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60745" calcext:value-type="float">
            <text:p>0.60745</text:p>
          </table:table-cell>
          <table:table-cell office:value-type="float" office:value="0.93526" calcext:value-type="float">
            <text:p>0.93526</text:p>
          </table:table-cell>
          <table:table-cell office:value-type="float" office:value="0.87723" calcext:value-type="float">
            <text:p>0.87723</text:p>
          </table:table-cell>
          <table:table-cell office:value-type="float" office:value="0.54239" calcext:value-type="float">
            <text:p>0.54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twoPosition</text:p>
          </table:table-cell>
          <table:table-cell office:value-type="float" office:value="0.87458" calcext:value-type="float">
            <text:p>0.87458</text:p>
          </table:table-cell>
          <table:table-cell office:value-type="float" office:value="0.98847" calcext:value-type="float">
            <text:p>0.98847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12542" calcext:value-type="float">
            <text:p>0.12542</text:p>
          </table:table-cell>
          <table:table-cell office:value-type="float" office:value="1.32538" calcext:value-type="float">
            <text:p>1.32538</text:p>
          </table:table-cell>
          <table:table-cell office:value-type="float" office:value="0.53905" calcext:value-type="float">
            <text:p>0.53905</text:p>
          </table:table-cell>
          <table:table-cell office:value-type="float" office:value="0.66699" calcext:value-type="float">
            <text:p>0.66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Zoom</text:p>
          </table:table-cell>
          <table:table-cell office:value-type="float" office:value="0.31772" calcext:value-type="float">
            <text:p>0.31772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68228" calcext:value-type="float">
            <text:p>0.68228</text:p>
          </table:table-cell>
          <table:table-cell office:value-type="float" office:value="0.14968" calcext:value-type="float">
            <text:p>0.14968</text:p>
          </table:table-cell>
          <table:table-cell office:value-type="float" office:value="0.91845" calcext:value-type="float">
            <text:p>0.91845</text:p>
          </table:table-cell>
          <table:table-cell office:value-type="float" office:value="0.47212" calcext:value-type="float">
            <text:p>0.4721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2:.B25])" office:value-type="float" office:value="0.465555" calcext:value-type="float">
            <text:p>0.465555</text:p>
          </table:table-cell>
          <table:table-cell table:formula="of:=AVERAGE([.C22:.C25])" office:value-type="float" office:value="0.99675" calcext:value-type="float">
            <text:p>0.99675</text:p>
          </table:table-cell>
          <table:table-cell table:formula="of:=AVERAGE([.D22:.D25])" office:value-type="float" office:value="0.00325" calcext:value-type="float">
            <text:p>0.00325</text:p>
          </table:table-cell>
          <table:table-cell table:formula="of:=AVERAGE([.E22:.E25])" office:value-type="float" office:value="0.534445" calcext:value-type="float">
            <text:p>0.534445</text:p>
          </table:table-cell>
          <table:table-cell table:formula="of:=AVERAGE([.F22:.F25])" office:value-type="float" office:value="0.731355" calcext:value-type="float">
            <text:p>0.731355</text:p>
          </table:table-cell>
          <table:table-cell table:formula="of:=AVERAGE([.G22:.G25])" office:value-type="float" office:value="0.7680925" calcext:value-type="float">
            <text:p>0.7680925</text:p>
          </table:table-cell>
          <table:table-cell table:formula="of:=AVERAGE([.H22:.H25])" office:value-type="float" office:value="0.5211625" calcext:value-type="float">
            <text:p>0.521162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21:24:17.058051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2:42:57.550171710</meta:creation-date>
    <dc:date>2020-10-31T21:30:01.413165005</dc:date>
    <meta:editing-duration>PT28M2S</meta:editing-duration>
    <meta:editing-cycles>4</meta:editing-cycles>
    <meta:generator>LibreOffice/6.0.7.3$Linux_X86_64 LibreOffice_project/00m0$Build-3</meta:generator>
    <meta:document-statistic meta:table-count="1" meta:cell-count="144" meta:object-count="0"/>
  </office:meta>
</office:document-meta>
</file>